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996633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="Arrowheads_20_4" draw:marker-start-width="0.276cm" draw:marker-end="Arrowheads_20_4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808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80" draw:marker-start="Arrowheads_20_4" draw:marker-start-width="0.276cm" draw:marker-end="Arrowheads_20_4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384cm" svg:height="16.256cm" svg:x="0.508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1.524cm" svg:x="0.508cm" svg:y="0cm">
          <text:p text:style-name="P1"><text:span text:style-name="T1">Agent / Customer</text:span></text:p>
          <text:p text:style-name="P1"><text:span text:style-name="T2">(</text:span><text:span text:style-name="T2">e.g. via emai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1.524cm" svg:x="9.652cm" svg:y="0cm">
          <text:p text:style-name="P1"><text:span text:style-name="T2">Agent / Admin / Customer</text:span></text:p>
          <text:p text:style-name="P1"><text:span text:style-name="T2">(</text:span><text:span text:style-name="T2">e.g. via http browser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4.064cm" svg:x="1.016cm" svg:y="3.048cm">
          <text:p text:style-name="P1"><text:span text:style-name="T2">CMD</text:span></text:p>
          <text:p text:style-name="P1"><text:span text:style-name="T2">Frontend</text:span></text:p>
          <text:p text:style-name="P1"><text:span text:style-name="T2"/></text:p>
          <text:p text:style-name="P1"><text:span text:style-name="T2">(</text:span><text:span text:style-name="T2">e.g. for </text:span></text:p>
          <text:p text:style-name="P1"><text:span text:style-name="T2">email2db</text:span></text:p>
          <text:p text:style-name="P1"><text:span text:style-name="T2">or system</text:span></text:p>
          <text:p text:style-name="P1"><text:span text:style-name="T2">jobs)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304cm" svg:height="1.524cm" svg:x="5.08cm" svg:y="3.048cm">
          <text:p text:style-name="P1"><text:span text:style-name="T2">Web-Frontend-Handles</text:span></text:p>
          <text:p text:style-name="P1"><text:span text:style-name="T2">(</text:span><text:span text:style-name="T2">e.g. index.pl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88cm" svg:height="1.524cm" svg:x="18.796cm" svg:y="5.588cm">
          <text:p text:style-name="P1"><text:span text:style-name="T2">Own Web-</text:span></text:p>
          <text:p text:style-name="P1"><text:span text:style-name="T2">Frontend-Modul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16cm" svg:height="1.524cm" svg:x="5.08cm" svg:y="5.588cm">
          <text:p text:style-name="P1"><text:span text:style-name="T2">Web-Frontend-Modules</text:span></text:p>
          <text:p text:style-name="P1"><text:span text:style-name="T2">(</text:span><text:span text:style-name="T2">Kernel/Modules/*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732cm" svg:y1="4.572cm" svg:x2="14.732cm" svg:y2="5.656cm">
          <text:p/>
        </draw:line>
        <draw:custom-shape draw:style-name="gr4" draw:text-style-name="P2" draw:layer="layout" svg:width="5.588cm" svg:height="1.524cm" svg:x="18.796cm" svg:y="8.128cm">
          <text:p text:style-name="P1"><text:span text:style-name="T2">Own </text:span></text:p>
          <text:p text:style-name="P1"><text:span text:style-name="T2">Core-Modul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78cm" svg:height="1.524cm" svg:x="1.016cm" svg:y="8.128cm">
          <text:p text:style-name="P1"><text:span text:style-name="T2">Core-Modules</text:span></text:p>
          <text:p text:style-name="P1"><text:span text:style-name="T2">(</text:span><text:span text:style-name="T2">Kernel/Module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1.336cm" svg:height="1.016cm" svg:x="2.032cm" svg:y="10.668cm">
          <text:p text:style-name="P1"><text:span text:style-name="T2">Database-Layer (Kernel/System/DB.pm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88cm" svg:height="1.524cm" svg:x="18.796cm" svg:y="12.7cm">
          <text:p text:style-name="P1"><text:span text:style-name="T2">Own Database-</text:span></text:p>
          <text:p text:style-name="P1"><text:span text:style-name="T2">Tabl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78cm" svg:height="1.492cm" svg:x="1.016cm" svg:y="12.732cm">
          <text:p text:style-name="P1"><text:span text:style-name="T2">Database</text:span></text:p>
          <text:p text:style-name="P1"><text:span text:style-name="T2">(</text:span><text:span text:style-name="T2">DBMS e.g. MySQL, PostgreSQL, Oracle, SAPDB)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732cm" svg:y1="1.524cm" svg:x2="14.732cm" svg:y2="3.116cm">
          <text:p/>
        </draw:line>
        <draw:line draw:style-name="gr5" draw:text-style-name="P1" draw:layer="layout" svg:x1="14.732cm" svg:y1="7.112cm" svg:x2="14.732cm" svg:y2="8.128cm">
          <text:p/>
        </draw:line>
        <draw:line draw:style-name="gr5" draw:text-style-name="P1" draw:layer="layout" svg:x1="12.7cm" svg:y1="9.652cm" svg:x2="12.7cm" svg:y2="10.668cm">
          <text:p/>
        </draw:line>
        <draw:line draw:style-name="gr5" draw:text-style-name="P1" draw:layer="layout" svg:x1="12.7cm" svg:y1="11.684cm" svg:x2="12.7cm" svg:y2="12.768cm">
          <text:p/>
        </draw:line>
        <draw:line draw:style-name="gr7" draw:text-style-name="P1" draw:layer="layout" svg:x1="2.54cm" svg:y1="1.524cm" svg:x2="2.54cm" svg:y2="3.048cm">
          <text:p/>
        </draw:line>
        <draw:line draw:style-name="gr5" draw:text-style-name="P1" draw:layer="layout" svg:x1="2.54cm" svg:y1="7.112cm" svg:x2="2.54cm" svg:y2="8.128cm">
          <text:p/>
        </draw:line>
        <draw:frame draw:style-name="gr8" draw:text-style-name="P3" draw:layer="layout" svg:width="8.636cm" svg:height="0.758cm" svg:x="16.256cm" svg:y="19.054cm">
          <draw:text-box>
            <text:p><text:span text:style-name="T3">(</text:span><text:span text:style-name="T3">c) 2001-2011 OTRS Team, http://otrs.org/</text:span></text:p>
          </draw:text-box>
        </draw:frame>
        <draw:frame draw:style-name="gr9" draw:text-style-name="P1" draw:layer="layout" svg:width="12.192cm" svg:height="1.266cm" svg:x="6.604cm" svg:y="16.256cm">
          <draw:text-box>
            <text:p text:style-name="P1">OTRS – Open Ticket Request Sys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4" draw:display-name="Arrowheads 4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9.8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1-07-22T22:16:20</meta:creation-date>
    <dc:date>2011-07-23T12:21:02</dc:date>
    <dc:creator>Carlos Fernando Rodríguez</dc:creator>
    <meta:editing-duration>PT13H44M40S</meta:editing-duration>
    <meta:editing-cycles>11</meta:editing-cycles>
    <meta:generator>LibreOffice/3.4$Unix LibreOffice_project/340m1$Build-103</meta:generator>
    <dc:description>Export as:
PNG
600 x 468 Pixels  @ 72 Pixes / Inch</dc:description>
    <meta:keyword>otrs layers architecture</meta:keyword>
    <dc:subject>otrs layers architecture</dc:subject>
    <dc:title>architecture</dc:title>
    <meta:document-statistic meta:object-count="21"/>
  </office:meta>
</office:document-meta>
</file>